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8F64C92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avisSunset-title">
      <style:graphic-properties draw:auto-grow-height="true" fo:min-height="3.506cm"/>
    </style:style>
    <style:style style:name="pr2" style:family="presentation" style:parent-style-name="DavisSunset-subtitle">
      <style:graphic-properties draw:fill-color="#ffffff" draw:auto-grow-height="true" fo:min-height="13.859cm"/>
    </style:style>
    <style:style style:name="pr3" style:family="presentation" style:parent-style-name="DavisSunset-notes">
      <style:graphic-properties draw:fill-color="#ffffff" draw:auto-grow-height="true" fo:min-height="12.572cm"/>
    </style:style>
    <style:style style:name="pr4" style:family="presentation" style:parent-style-name="DavisSunset-title">
      <style:graphic-properties fo:min-height="3.506cm"/>
    </style:style>
    <style:style style:name="pr5" style:family="presentation" style:parent-style-name="DavisSunset-outline1">
      <style:graphic-properties fo:min-height="13.859cm"/>
    </style:style>
    <style:style style:name="pr6" style:family="presentation" style:parent-style-name="DavisSunset-outline1">
      <style:graphic-properties draw:auto-grow-height="true" fo:min-height="13.859cm"/>
    </style:style>
    <style:style style:name="pr7" style:family="presentation" style:parent-style-name="DavisSunse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text-properties fo:font-size="32pt"/>
    </style:style>
    <style:style style:name="T1" style:family="text">
      <style:text-properties fo:font-size="32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avisSunset" presentation:presentation-page-layout-name="AL1T0">
        <draw:frame presentation:style-name="pr1" draw:layer="layout" svg:width="25.199cm" svg:height="3.506cm" svg:x="1.4cm" svg:y="0.837cm" presentation:class="title">
          <draw:text-box>
            <text:p>Extending MPI to Accelerators*</text:p>
          </draw:text-box>
        </draw:frame>
        <draw:frame presentation:style-name="pr2" draw:text-style-name="P2" draw:layer="layout" svg:width="25.199cm" svg:height="15.824cm" svg:x="1.4cm" svg:y="3.932cm" presentation:class="subtitle" presentation:user-transformed="true">
          <draw:text-box>
            <text:p><text:span text:style-name="T1"/></text:p>
            <text:p><text:span text:style-name="T1"/></text:p>
            <text:p><text:span text:style-name="T1">Jeff A. Stuart, John D. Owens</text:span></text:p>
            <text:p><text:span text:style-name="T1">University of California, Davis</text:span></text:p>
            <text:p><text:span text:style-name="T1"><text:a xlink:href="mailto:cpunerd@gmail.com">cpunerd@gmail.com</text:a></text:span><text:span text:style-name="T1">, jowens@ece.ucdavis.edu</text:span></text:p>
            <text:p><text:span text:style-name="T1"/></text:p>
            <text:p><text:span text:style-name="T1">Pavan Balaji</text:span></text:p>
            <text:p><text:span text:style-name="T1">Argonne National Laboratories</text:span></text:p>
            <text:p><text:span text:style-name="T1">balaji@mcs.anl.gov</text:span></text:p>
            <text:p><text:span text:style-name="T1"/></text:p>
            <text:p><text:span text:style-name="T1"/></text:p>
            <text:p><text:span text:style-name="T1"/></text:p>
            <text:p text:style-name="P1"><text:span text:style-name="T2">* For this presentation, we mean GPU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avisSunse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Outlin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otivation</text:p>
                <text:p/>
              </text:list-item>
              <text:list-item>
                <text:p>Previous Work</text:p>
                <text:p/>
              </text:list-item>
              <text:list-item>
                <text:p>Proposal</text:p>
                <text:p/>
              </text:list-item>
              <text:list-item>
                <text:p>Challeng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avisSunset" presentation:presentation-page-layout-name="AL2T1">
        <draw:frame presentation:style-name="pr1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HPC no longer (just) CPU</text:p>
                <text:p/>
              </text:list-item>
              <text:list-item>
                <text:p>GPUs Have Problems</text:p>
                <text:p/>
                <text:list>
                  <text:list-item>
                    <text:p>Slave Device</text:p>
                    <text:p/>
                  </text:list-item>
                  <text:list-item>
                    <text:p>No system cal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avisSunset" presentation:presentation-page-layout-name="AL2T1">
        <draw:frame presentation:style-name="pr1" draw:layer="layout" svg:width="25.199cm" svg:height="3.506cm" svg:x="1.4cm" svg:y="0.837cm" presentation:class="title">
          <draw:text-box>
            <text:p>Previous Work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Three Main Works</text:p>
                <text:p/>
                <text:list>
                  <text:list-item>
                    <text:p>cudaMPI</text:p>
                    <text:p/>
                  </text:list-item>
                  <text:list-item>
                    <text:p>GAMPI</text:p>
                    <text:p/>
                  </text:list-item>
                  <text:list-item>
                    <text:p>DCG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avisSunse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revious Work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udaMPI</text:p>
                <text:p/>
                <text:list>
                  <text:list-item>
                    <text:p>Handles buffer movement</text:p>
                    <text:p/>
                  </text:list-item>
                  <text:list-item>
                    <text:p>No ranks for GP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avisSunset" presentation:presentation-page-layout-name="AL2T1">
        <draw:frame presentation:style-name="pr1" draw:layer="layout" svg:width="25.199cm" svg:height="3.506cm" svg:x="1.4cm" svg:y="0.837cm" presentation:class="title">
          <draw:text-box>
            <text:p>Previous Work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GAMPI</text:p>
                <text:p/>
                <text:list>
                  <text:list-item>
                    <text:p>GPUs have ranks*</text:p>
                    <text:p/>
                  </text:list-item>
                  <text:list-item>
                    <text:p>More communicators</text:p>
                    <text:p/>
                  </text:list-item>
                  <text:list-item>
                    <text:p>Handles buffer mov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avisSunset" presentation:presentation-page-layout-name="AL2T1">
        <draw:frame presentation:style-name="pr1" draw:layer="layout" svg:width="25.199cm" svg:height="3.506cm" svg:x="1.4cm" svg:y="0.837cm" presentation:class="title">
          <draw:text-box>
            <text:p>Previous Work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CGN</text:p>
                <text:p/>
                <text:list>
                  <text:list-item>
                    <text:p>GPUs have ranks</text:p>
                    <text:p/>
                  </text:list-item>
                  <text:list-item>
                    <text:p>GPUs source/sink communication*</text:p>
                    <text:p/>
                  </text:list-item>
                  <text:list-item>
                    <text:p>Doesn't implement standard MP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avisSunset" presentation:presentation-page-layout-name="AL2T1">
        <draw:frame presentation:style-name="pr1" draw:layer="layout" svg:width="25.199cm" svg:height="3.506cm" svg:x="1.4cm" svg:y="0.837cm" presentation:class="title">
          <draw:text-box>
            <text:p>Proposal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Several Ideas</text:p>
                <text:p/>
                <text:list>
                  <text:list-item>
                    <text:p>No Ranks for GPUs</text:p>
                    <text:p/>
                  </text:list-item>
                  <text:list-item>
                    <text:p>Multiple Ranks per GPU Context</text:p>
                    <text:p/>
                  </text:list-item>
                  <text:list-item>
                    <text:p>One Rank per GPU Context</text:p>
                    <text:p/>
                  </text:list-item>
                  <text:list-item>
                    <text:p>New MPI Function(s) to Spawn Kerne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avisSunset" presentation:presentation-page-layout-name="AL2T1">
        <draw:frame presentation:style-name="pr1" draw:layer="layout" svg:width="25.199cm" svg:height="3.506cm" svg:x="1.4cm" svg:y="0.837cm" presentation:class="title">
          <draw:text-box>
            <text:p>Proposal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No Ranks for GPUs</text:p>
                <text:p/>
                <text:list>
                  <text:list-item>
                    <text:p>The way things work right now</text:p>
                    <text:p/>
                  </text:list-item>
                  <text:list-item>
                    <text:p>No changes necessary to MP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avisSunset" presentation:presentation-page-layout-name="AL2T1">
        <draw:frame presentation:style-name="pr1" draw:layer="layout" svg:width="25.199cm" svg:height="3.506cm" svg:x="1.4cm" svg:y="0.837cm" presentation:class="title">
          <draw:text-box>
            <text:p>Proposal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ultiple Ranks Per Accelerator Context</text:p>
                <text:p/>
                <text:list>
                  <text:list-item>
                    <text:p>Ranks exist for lifetime of application </text:p>
                    <text:list>
                      <text:list-item>
                        <text:p># of ranks chosen at runtime by user</text:p>
                      </text:list-item>
                    </text:list>
                  </text:list-item>
                  <text:list-item>
                    <text:p>Modifications to MPI</text:p>
                    <text:list>
                      <text:list-item>
                        <text:p>Bind GPU threads to rank/MPI functions take source rank</text:p>
                      </text:list-item>
                      <text:list-item>
                        <text:p>Host must listen for requests</text:p>
                      </text:list-item>
                    </text:list>
                    <text:p/>
                  </text:list-item>
                  <text:list-item>
                    <text:p>Extra threads on CPU (one for each GPU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avisSunset" presentation:presentation-page-layout-name="AL2T1">
        <draw:frame presentation:style-name="pr1" draw:layer="layout" svg:width="25.199cm" svg:height="3.506cm" svg:x="1.4cm" svg:y="0.837cm" presentation:class="title">
          <draw:text-box>
            <text:p>Proposal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One Rank per Accelerator Context</text:p>
                <text:p/>
                <text:list>
                  <text:list-item>
                    <text:p>Ranks exist for lifetime of Application</text:p>
                    <text:p/>
                  </text:list-item>
                  <text:list-item>
                    <text:p>Mapping of Processes:Contexts?</text:p>
                    <text:p/>
                  </text:list-item>
                  <text:list-item>
                    <text:p>Can CPU Processes use MPI communicatio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avisSunset" presentation:presentation-page-layout-name="AL2T1">
        <draw:frame presentation:style-name="pr1" draw:layer="layout" svg:width="25.199cm" svg:height="3.506cm" svg:x="1.4cm" svg:y="0.837cm" presentation:class="title">
          <draw:text-box>
            <text:p>Proposal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New MPI Function(s) to Spawn Kernels</text:p>
                <text:p/>
                <text:list>
                  <text:list-item>
                    <text:p>New communicators and ranks after every spawn</text:p>
                    <text:list>
                      <text:list-item>
                        <text:p>Cleaned up after all kernels finish</text:p>
                      </text:list-item>
                    </text:list>
                    <text:p/>
                  </text:list-item>
                  <text:list-item>
                    <text:p>Intercommunicator(s) available upon requ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avisSunset" presentation:presentation-page-layout-name="AL2T1">
        <draw:frame presentation:style-name="pr1" draw:layer="layout" svg:width="25.199cm" svg:height="3.506cm" svg:x="1.4cm" svg:y="0.837cm" presentation:class="title">
          <draw:text-box>
            <text:p>Challeng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reads vs Processes</text:p>
                <text:p/>
              </text:list-item>
              <text:list-item>
                <text:p>Extra Communicators?</text:p>
                <text:p/>
              </text:list-item>
              <text:list-item>
                <text:p>Collectives</text:p>
                <text:p/>
              </text:list-item>
              <text:list-item>
                <text:p>Source/Sink Communic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avisSunset" presentation:presentation-page-layout-name="AL2T1">
        <draw:frame presentation:style-name="pr1" draw:layer="layout" svg:width="25.199cm" svg:height="3.506cm" svg:x="1.4cm" svg:y="0.837cm" presentation:class="title">
          <draw:text-box>
            <text:p>Looking Forward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GPU-Direct is good</text:p>
                <text:p/>
              </text:list-item>
              <text:list-item>
                <text:p>GPU-Direct 2 is great</text:p>
                <text:p/>
              </text:list-item>
              <text:list-item>
                <text:p>We want GPU-Direct 3 to </text:p>
                <text:list>
                  <text:list-item>
                    <text:p>Let GPU source/sink</text:p>
                  </text:list-item>
                  <text:list-item>
                    <text:p>Use GPU-Direct 2 to interface with NIC</text:p>
                  </text:list-item>
                  <text:list-item>
                    <text:p>Administer MPI ranks without CPU interfer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avisSunset" presentation:presentation-page-layout-name="AL2T1">
        <draw:frame presentation:style-name="pr4" draw:layer="layout" svg:width="25.199cm" svg:height="3.506cm" svg:x="1.4cm" svg:y="0.837cm" presentation:class="title">
          <draw:text-box>
            <text:p>One Last Note<text:tab/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Graduating with Ph.D. In June 2012</text:p>
                <text:p/>
              </text:list-item>
              <text:list-item>
                <text:p>Resume at <text:a xlink:href="http://jeff.bleugris.com/resume.pdf">http://jeff.bleugris.com/resume.pdf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Davis_20_Sunset_20_BG" draw:display-name="Davis Sunset BG" xlink:href="Pictures/1000000000000320000002588F64C92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avisSunset-background" style:family="presentation">
      <style:graphic-properties draw:stroke="none" draw:fill="bitmap" draw:fill-image-name="Davis_20_Sunset_20_BG" draw:fill-image-width="0cm" draw:fill-image-height="0cm"/>
      <style:text-properties style:letter-kerning="true"/>
    </style:style>
    <style:style style:name="DavisSunse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avisSunse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avisSunset-outline1" style:family="presentation">
      <style:graphic-properties draw:stroke="none" draw:fill="none">
        <text:list-style style:name="DavisSuns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avisSunset-outline2" style:family="presentation" style:parent-style-name="DavisSunse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avisSunset-outline3" style:family="presentation" style:parent-style-name="DavisSunse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avisSunset-outline4" style:family="presentation" style:parent-style-name="DavisSunse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avisSunset-outline5" style:family="presentation" style:parent-style-name="DavisSunse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avisSunset-outline6" style:family="presentation" style:parent-style-name="DavisSunse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avisSunset-outline7" style:family="presentation" style:parent-style-name="DavisSunse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avisSunset-outline8" style:family="presentation" style:parent-style-name="DavisSunse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avisSunset-outline9" style:family="presentation" style:parent-style-name="DavisSunse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avisSunset-subtitle" style:family="presentation">
      <style:graphic-properties draw:stroke="none" draw:fill="none" draw:textarea-vertical-align="middle">
        <text:list-style style:name="Davis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avisSunset-title" style:family="presentation">
      <style:graphic-properties draw:stroke="none" draw:fill="none" draw:textarea-vertical-align="middle">
        <text:list-style style:name="Davis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Davis_20_Sunset_20_BG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avisSunse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avisSunse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avisSunse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avisSunset" style:page-layout-name="PM1" draw:style-name="Mdp1">
      <draw:frame presentation:style-name="DavisSunset-title" draw:layer="backgroundobjects" svg:width="25.199cm" svg:height="3.506cm" svg:x="1.4cm" svg:y="0.837cm" presentation:class="title" presentation:placeholder="true">
        <draw:text-box/>
      </draw:frame>
      <draw:frame presentation:style-name="DavisSunse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avisSunset-title" draw:layer="backgroundobjects" svg:width="13.968cm" svg:height="10.476cm" svg:x="3.81cm" svg:y="2.123cm" presentation:class="page"/>
        <draw:frame presentation:style-name="DavisSunse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08T15:15:03.67</meta:creation-date>
    <meta:editing-duration>PT1H6M27S</meta:editing-duration>
    <meta:editing-cycles>22</meta:editing-cycles>
    <dc:date>2011-10-08T16:27:49.99</dc:date>
    <meta:generator>OpenOffice.org/3.3$Win32 OpenOffice.org_project/330m20$Build-9567</meta:generator>
    <meta:document-statistic meta:object-count="81"/>
  </office:meta>
</office:document-meta>
</file>